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5b65" officeooo:paragraph-rsid="00135b65" style:font-weight-asian="bold" style:font-weight-complex="bold"/>
    </style:style>
    <style:style style:name="P2" style:family="paragraph" style:parent-style-name="Standard">
      <style:text-properties fo:font-weight="bold" officeooo:rsid="00155381" officeooo:paragraph-rsid="00155381" style:font-weight-asian="bold" style:font-weight-complex="bold"/>
    </style:style>
    <style:style style:name="P3" style:family="paragraph" style:parent-style-name="Standard">
      <style:text-properties fo:font-weight="normal" officeooo:rsid="00135b65" officeooo:paragraph-rsid="00135b65" style:font-weight-asian="normal" style:font-weight-complex="normal"/>
    </style:style>
    <style:style style:name="P4" style:family="paragraph" style:parent-style-name="Standard">
      <style:text-properties fo:font-weight="normal" officeooo:rsid="00155381" officeooo:paragraph-rsid="0015538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ff00" loext:char-shading-value="0" style:font-weight-asian="normal" style:font-weight-complex="normal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553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ertial-Flow User Guide</text:p>
      <text:p text:style-name="P1"/>
      <text:p text:style-name="P1">Requirements:</text:p>
      <text:p text:style-name="P1"><text:span text:style-name="T1">install: tensorflow</text:span></text:p>
      <text:p text:style-name="P1"><text:span text:style-name="T1"><text:tab/>python 2.7 or higher</text:span></text:p>
      <text:p text:style-name="P1"><text:span text:style-name="T1"><text:tab/>numpy (python lib)</text:span></text:p>
      <text:p text:style-name="P1"><text:span text:style-name="T1"><text:tab/>matplotLib (python lib)</text:span></text:p>
      <text:p text:style-name="P1"><text:span text:style-name="T1"/></text:p>
      <text:p text:style-name="P1">Running Network:</text:p>
      <text:p text:style-name="P3">run the following command:</text:p>
      <text:p text:style-name="P3"/>
      <text:p text:style-name="P1"><text:span text:style-name="T1">python run_json_network.py –json-file </text:span><text:span text:style-name="T2">file</text:span> </text:p>
      <text:p text:style-name="P1"/>
      <text:p text:style-name="P3"><text:span text:style-name="T3">file</text:span> is a file in json format. </text:p>
      <text:p text:style-name="P3"/>
      <text:p text:style-name="P1">JSON Format:</text:p>
      <text:p text:style-name="P3"/>
      <text:p text:style-name="P3">{</text:p>
      <text:p text:style-name="P3"><text:s text:c="2"/>"name": name of network [string],</text:p>
      <text:p text:style-name="P3"><text:s text:c="2"/>"dir": working directory [string],</text:p>
      <text:p text:style-name="P3"><text:s text:c="2"/>"verbose": verbose level [string],</text:p>
      <text:p text:style-name="P3"><text:s text:c="2"/>"cost": cost function for training [string],</text:p>
      <text:p text:style-name="P3"><text:s text:c="2"/>"optimizer": optimization algorithm [string],</text:p>
      <text:p text:style-name="P3"><text:s text:c="2"/>"learning_rate": learning rate [number],</text:p>
      <text:p text:style-name="P3"><text:s text:c="2"/>"batch_size": number of samples for each training round [number],</text:p>
      <text:p text:style-name="P3"><text:s text:c="2"/>"training_rounds": number of training rounds [number,</text:p>
      <text:p text:style-name="P3"><text:s text:c="2"/>"data":</text:p>
      <text:p text:style-name="P3"><text:s text:c="2"/>{</text:p>
      <text:p text:style-name="P3"><text:s text:c="4"/>"training_data":</text:p>
      <text:p text:style-name="P3"><text:s text:c="4"/>[</text:p>
      <text:p text:style-name="P3"><text:s text:c="6"/>{</text:p>
      <text:p text:style-name="P3"><text:s text:c="8"/>"file_name": training data file [string]</text:p>
      <text:p text:style-name="P3"><text:s text:c="6"/>}</text:p>
      <text:p text:style-name="P3"><text:s text:c="4"/>],</text:p>
      <text:p text:style-name="P3"><text:s/>"validation_data":</text:p>
      <text:p text:style-name="P3"><text:s text:c="4"/>[</text:p>
      <text:p text:style-name="P3"><text:s text:c="6"/>{</text:p>
      <text:p text:style-name="P3"><text:s text:c="8"/>"file_name": validation data file [string]</text:p>
      <text:p text:style-name="P3"><text:s text:c="6"/>}</text:p>
      <text:p text:style-name="P3"><text:s text:c="4"/>],</text:p>
      <text:p text:style-name="P3"><text:s text:c="4"/>"testing_data":</text:p>
      <text:p text:style-name="P3"><text:s text:c="4"/>[</text:p>
      <text:p text:style-name="P3"><text:s text:c="6"/>{</text:p>
      <text:p text:style-name="P3"><text:s text:c="8"/>"file_name": testing data file [string]</text:p>
      <text:p text:style-name="P3"><text:s text:c="6"/>}</text:p>
      <text:p text:style-name="P3"><text:s text:c="4"/>]</text:p>
      <text:p text:style-name="P3"><text:s text:c="2"/>},</text:p>
      <text:p text:style-name="P3"><text:s text:c="2"/>"layers":</text:p>
      <text:p text:style-name="P3"><text:s text:c="2"/>[</text:p>
      <text:p text:style-name="P3"><text:soft-page-break/><text:s text:c="4"/>{</text:p>
      <text:p text:style-name="P3"><text:s text:c="6"/>"layer_name": name to identify the layer [string],</text:p>
      <text:p text:style-name="P3"><text:s text:c="6"/>"layer_order": <text:span text:style-name="T4">order in which the layer should fall in the tree [number]</text:span>,</text:p>
      <text:p text:style-name="P3"><text:s text:c="6"/>"layer_type": <text:span text:style-name="T4">type of layer [string]</text:span>,</text:p>
      <text:p text:style-name="P3"><text:s text:c="6"/>"hidden_size": <text:span text:style-name="T4">number of neurons in layer [number]</text:span>,</text:p>
      <text:p text:style-name="P3"><text:s text:c="6"/>"activation": <text:span text:style-name="T4">activation function for this layer [string]</text:span></text:p>
      <text:p text:style-name="P3"><text:s text:c="6"/>"pre_train": <text:span text:style-name="T4">if this layer should be pre-trained [boolean]</text:span>,</text:p>
      <text:p text:style-name="P3"><text:s text:c="6"/>"tied_weights": <text:span text:style-name="T4">should this layer have tied weights [boolean]</text:span>,</text:p>
      <text:p text:style-name="P3"><text:s text:c="6"/>"pre_train_cost": <text:span text:style-name="T4">cost function for pre-training [string]</text:span>,</text:p>
      <text:p text:style-name="P3"><text:s text:c="6"/>"pre_train_optimizer": <text:span text:style-name="T4">optimizer for pre-training [string]</text:span>,</text:p>
      <text:p text:style-name="P3"><text:s text:c="6"/>"pre_train_learning_rate": <text:span text:style-name="T4">learning rate for pre-training [number],</text:span></text:p>
      <text:p text:style-name="P3"><text:s text:c="6"/>"pre_train_rounds": <text:span text:style-name="T4">number of rounds for pre-training [number]</text:span>,</text:p>
      <text:p text:style-name="P3"><text:s text:c="6"/>"pre_train_batch_size": <text:span text:style-name="T4">batch size for pre-training [number]</text:span></text:p>
      <text:p text:style-name="P3"><text:s text:c="4"/>}</text:p>
      <text:p text:style-name="P3"><text:s text:c="2"/>]</text:p>
      <text:p text:style-name="P3">}</text:p>
      <text:p text:style-name="P3"/>
      <text:p text:style-name="P2">EXAMPLE JSON FILES:</text:p>
      <text:p text:style-name="P4">Classification example with two layers with training, testing, and pre-training</text:p>
      <text:p text:style-name="P4"/>
      <text:p text:style-name="P4">{</text:p>
      <text:p text:style-name="P4"><text:s text:c="2"/>"name": "iris",</text:p>
      <text:p text:style-name="P4"><text:s text:c="2"/>"dir": "irisNetwork",</text:p>
      <text:p text:style-name="P4"><text:s text:c="2"/>"verbose": "on",</text:p>
      <text:p text:style-name="P4"><text:s text:c="2"/>"cost": "cross entropy",</text:p>
      <text:p text:style-name="P4"><text:s text:c="2"/>"optimizer": "Adam",</text:p>
      <text:p text:style-name="P4"><text:s text:c="2"/>"learning_rate": 0.001,</text:p>
      <text:p text:style-name="P4"><text:s text:c="2"/>"batch_size": 40,</text:p>
      <text:p text:style-name="P4"><text:s text:c="2"/>"training_rounds": 10000,</text:p>
      <text:p text:style-name="P4"><text:s text:c="2"/>"data":</text:p>
      <text:p text:style-name="P4"><text:s text:c="2"/>{</text:p>
      <text:p text:style-name="P4"><text:s text:c="4"/>"training_data":</text:p>
      <text:p text:style-name="P4"><text:s text:c="4"/>[</text:p>
      <text:p text:style-name="P4"><text:s text:c="6"/>{</text:p>
      <text:p text:style-name="P4"><text:s text:c="8"/>"file_name": "data/iris_data_training.txt"</text:p>
      <text:p text:style-name="P4"><text:s text:c="6"/>}</text:p>
      <text:p text:style-name="P4"><text:s text:c="4"/>],</text:p>
      <text:p text:style-name="P4"><text:s text:c="4"/>"testing_data":</text:p>
      <text:p text:style-name="P4"><text:s text:c="4"/>[</text:p>
      <text:p text:style-name="P4"><text:s text:c="6"/>{</text:p>
      <text:p text:style-name="P4"><text:s text:c="8"/>"file_name": "data/iris_data_testing.txt"</text:p>
      <text:p text:style-name="P4"><text:s text:c="6"/>}</text:p>
      <text:p text:style-name="P4"><text:s text:c="4"/>]</text:p>
      <text:p text:style-name="P4"><text:s text:c="2"/>},</text:p>
      <text:p text:style-name="P4"><text:s text:c="2"/>"layers":</text:p>
      <text:p text:style-name="P4"><text:s text:c="2"/>[</text:p>
      <text:p text:style-name="P4"><text:s text:c="4"/>{</text:p>
      <text:p text:style-name="P4"><text:s text:c="6"/>"layer_name": "input_layer1",</text:p>
      <text:p text:style-name="P4"><text:s text:c="6"/>"layer_order": 0,</text:p>
      <text:p text:style-name="P4"><text:soft-page-break/><text:s text:c="6"/>"layer_type": "input"</text:p>
      <text:p text:style-name="P4"><text:s text:c="4"/>},</text:p>
      <text:p text:style-name="P4"><text:s text:c="4"/>{</text:p>
      <text:p text:style-name="P4"><text:s text:c="6"/>"layer_name": "autoencoder_0",</text:p>
      <text:p text:style-name="P4"><text:s text:c="6"/>"layer_order": 1,</text:p>
      <text:p text:style-name="P4"><text:s text:c="6"/>"layer_type": "autoencoder",</text:p>
      <text:p text:style-name="P4"><text:s text:c="6"/>"hidden_size": 10,</text:p>
      <text:p text:style-name="P4"><text:s text:c="6"/>"activation": "tanh",</text:p>
      <text:p text:style-name="P4"><text:s text:c="6"/>"pre_train": true,</text:p>
      <text:p text:style-name="P4"><text:s text:c="6"/>"tied_weights": true,</text:p>
      <text:p text:style-name="P4"><text:s text:c="6"/>"pre_train_cost": "MSE",</text:p>
      <text:p text:style-name="P4"><text:s text:c="6"/>"pre_train_optimizer": "Adam",</text:p>
      <text:p text:style-name="P4"><text:s text:c="6"/>"pre_train_learning_rate": 0.001,</text:p>
      <text:p text:style-name="P4"><text:s text:c="6"/>"pre_train_rounds": 2000,</text:p>
      <text:p text:style-name="P4"><text:s text:c="6"/>"pre_train_batch_size": 20</text:p>
      <text:p text:style-name="P4"><text:s text:c="4"/>},</text:p>
      <text:p text:style-name="P4"><text:s text:c="4"/>{</text:p>
      <text:p text:style-name="P4"><text:s text:c="6"/>"layer_name": "autoencoder_1",</text:p>
      <text:p text:style-name="P4"><text:s text:c="6"/>"layer_order": 2,</text:p>
      <text:p text:style-name="P4"><text:s text:c="6"/>"layer_type": "autoencoder",</text:p>
      <text:p text:style-name="P4"><text:s text:c="6"/>"hidden_size": 3,</text:p>
      <text:p text:style-name="P4"><text:s text:c="6"/>"activation": "tanh",</text:p>
      <text:p text:style-name="P4"><text:s text:c="6"/>"pre_train": false,</text:p>
      <text:p text:style-name="P4"><text:s text:c="6"/>"tied_weights": true,</text:p>
      <text:p text:style-name="P4"><text:s text:c="6"/>"pre_train_cost": "MSE",</text:p>
      <text:p text:style-name="P4"><text:s text:c="6"/>"pre_train_optimizer": "Adam",</text:p>
      <text:p text:style-name="P4"><text:s text:c="6"/>"pre_train_learning_rate": 0.001,</text:p>
      <text:p text:style-name="P4"><text:s text:c="6"/>"pre_train_rounds": 2000,</text:p>
      <text:p text:style-name="P4"><text:s text:c="6"/>"pre_train_batch_size": 20</text:p>
      <text:p text:style-name="P4"><text:s text:c="4"/>}</text:p>
      <text:p text:style-name="P4"><text:s text:c="2"/>]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0:11:22.219282792</meta:creation-date>
    <dc:date>2016-10-12T10:43:17.179649173</dc:date>
    <meta:editing-duration>PT1M14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3" meta:paragraph-count="122" meta:word-count="313" meta:character-count="3042" meta:non-whitespace-character-count="2367"/>
  </office:meta>
</office:document-meta>
</file>